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dTypeReferenceTests.reflectionTar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TypeReferenceTests.nameOfCglib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edTypeReferenceTests.nameOfNestedCglib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atedTypeReferenceTests.createWith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atedTypeReferenceTests.hasSuitableReflectionTargetName( TypeReference typeReference , String bina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TypeReferenceTests.equalsWithIdenticalCanonicalNameI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TypeReferenceTests.createWithClassNameAnd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